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_32__20_Dots_20_1_20_Dash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  <style:text-properties fo:color="#ffffff"/>
    </style:style>
    <style:style style:name="P4" style:family="paragraph">
      <loext:graphic-properties draw:fill="solid" draw:fill-color="#ff3333"/>
      <style:paragraph-properties fo:text-align="center"/>
      <style:text-properties fo:color="#ffffff" fo:font-size="24pt" style:font-size-asian="24pt" style:font-size-complex="24pt"/>
    </style:style>
    <style:style style:name="P5" style:family="paragraph">
      <loext:graphic-properties draw:fill="solid" draw:fill-color="#ccffcc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ccffcc"/>
      <style:paragraph-properties fo:text-align="center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7.1cm" svg:x2="11.5cm" svg:y2="7.1cm" draw:start-shape="id1" draw:end-shape="id2" draw:end-glue-point="3" svg:d="M6500 7100h5000" svg:viewBox="0 0 5001 1">
          <text:p/>
        </draw:connector>
        <draw:connector draw:style-name="gr2" draw:text-style-name="P1" draw:layer="layout" svg:x1="16.9cm" svg:y1="7.1cm" svg:x2="23.2cm" svg:y2="9cm" draw:start-shape="id2" draw:start-glue-point="1" draw:end-shape="id3" draw:end-glue-point="3" svg:d="M16900 7100h3151v1900h3149" svg:viewBox="0 0 6301 1901">
          <text:p/>
        </draw:connector>
        <draw:custom-shape draw:style-name="gr3" draw:text-style-name="P3" xml:id="id2" draw:id="id2" draw:layer="layout" svg:width="5.4cm" svg:height="2.4cm" svg:x="11.5cm" svg:y="5.9cm">
          <text:p text:style-name="P2"><text:span text:style-name="T1">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5.5cm" svg:height="1.4cm" svg:x="23.2cm" svg:y="8.3cm">
          <text:p text:style-name="P2"><text:span text:style-name="T2">TokensAlig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5.5cm" svg:height="1.4cm" svg:x="1cm" svg:y="6.4cm">
          <text:p text:style-name="P2"><text:span text:style-name="T2">Phonet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5cm" svg:height="1.4cm" svg:x="1cm" svg:y="4.3cm">
          <text:p text:style-name="P2"><text:span text:style-name="T2">Toke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cm" svg:y1="5cm" svg:x2="11.5cm" svg:y2="7.1cm" draw:start-shape="id4" draw:start-glue-point="1" draw:end-shape="id2" svg:d="M6500 5000h2500v2100h2500" svg:viewBox="0 0 5001 2101">
          <text:p/>
        </draw:connector>
        <draw:custom-shape draw:style-name="gr5" draw:text-style-name="P5" xml:id="id5" draw:id="id5" draw:layer="layout" svg:width="4.4cm" svg:height="2.8cm" svg:x="12cm" svg:y="0.3cm">
          <text:p text:style-name="P2"><text:span text:style-name="T3">acoustic</text:span></text:p>
          <text:p text:style-name="P2"><text:span text:style-name="T3">mode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6" draw:layer="layout" svg:x1="14.2cm" svg:y1="3.1cm" svg:x2="14.2cm" svg:y2="5.9cm" draw:start-shape="id5" draw:start-glue-point="6" draw:end-shape="id2" draw:end-glue-point="0" svg:d="M14200 3100v2800" svg:viewBox="0 0 1 2801">
          <text:p/>
        </draw:connector>
        <draw:custom-shape draw:style-name="gr4" draw:text-style-name="P4" xml:id="id6" draw:id="id6" draw:layer="layout" svg:width="5.5cm" svg:height="1.4cm" svg:x="23.2cm" svg:y="6.4cm">
          <text:p text:style-name="P2"><text:span text:style-name="T2">PhnTokAlig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5.5cm" svg:height="1.4cm" svg:x="23.2cm" svg:y="4.6cm">
          <text:p text:style-name="P2"><text:span text:style-name="T2">PhonAlig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9cm" svg:y1="7.1cm" svg:x2="23.2cm" svg:y2="7.1cm" draw:start-shape="id2" draw:start-glue-point="1" draw:end-shape="id6" draw:end-glue-point="3" svg:d="M16900 7100h6300" svg:viewBox="0 0 6301 1">
          <text:p/>
        </draw:connector>
        <draw:connector draw:style-name="gr1" draw:text-style-name="P1" draw:layer="layout" svg:x1="16.9cm" svg:y1="7.1cm" svg:x2="23.2cm" svg:y2="5.3cm" draw:start-shape="id2" draw:start-glue-point="1" draw:end-shape="id7" draw:end-glue-point="3" svg:d="M16900 7100h3151v-1800h3149" svg:viewBox="0 0 63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21:09:09.92</meta:creation-date>
    <dc:date>2018-07-17T14:03:50.440000000</dc:date>
    <meta:editing-duration>PT25M53S</meta:editing-duration>
    <meta:editing-cycles>7</meta:editing-cycles>
    <meta:generator>LibreOffice/5.2.7.2$Windows_x86 LibreOffice_project/2b7f1e640c46ceb28adf43ee075a6e8b8439ed10</meta:generator>
    <meta:document-statistic meta:object-count="13"/>
  </office:meta>
</office:document-meta>
</file>